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9C40000057F54759AB299BD4E69.png" manifest:media-type="image/png"/>
  <manifest:file-entry manifest:full-path="Pictures/10000201000009C40000057F7A7B36DC14F47348.png" manifest:media-type="image/png"/>
  <manifest:file-entry manifest:full-path="Pictures/10000201000009C40000057F18C7D5CEC64E1FC9.png" manifest:media-type="image/png"/>
  <manifest:file-entry manifest:full-path="Pictures/10000201000009C40000057F52484C85B061ED1B.png" manifest:media-type="image/png"/>
  <manifest:file-entry manifest:full-path="Pictures/10000201000009C40000057F0708A57D31EA8DF0.png" manifest:media-type="image/png"/>
  <manifest:file-entry manifest:full-path="Pictures/10000201000009C40000057FB5FD9CB9EFA4A0BE.png" manifest:media-type="image/png"/>
  <manifest:file-entry manifest:full-path="Pictures/10000201000009C40000057FCD8EF8A8BCA375B1.png" manifest:media-type="image/png"/>
  <manifest:file-entry manifest:full-path="Pictures/10000201000009C40000057FAB31C2F824AA0AF1.png" manifest:media-type="image/png"/>
  <manifest:file-entry manifest:full-path="Pictures/10000201000009C40000057FFC53AF88FC1C7DEA.png" manifest:media-type="image/png"/>
  <manifest:file-entry manifest:full-path="Pictures/10000201000009C40000057FBD91C2207B997DD3.png" manifest:media-type="image/png"/>
  <manifest:file-entry manifest:full-path="Pictures/10000201000009C40000057F643CD8763E436482.png" manifest:media-type="image/png"/>
  <manifest:file-entry manifest:full-path="Pictures/10000201000009C40000057FF8F0C02C8B0A37D5.png" manifest:media-type="image/png"/>
  <manifest:file-entry manifest:full-path="Pictures/10000201000009C40000057F9323BCDF3E32BC5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06cm, 0cm, 0.006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-notes" style:list-style-name="L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50.799cm" svg:height="28.586cm" svg:x="0cm" svg:y="0cm">
          <draw:image xlink:href="Pictures/10000201000009C40000057FF8F0C02C8B0A37D5.png" xlink:type="simple" xlink:show="embed" xlink:actuate="onLoad">
            <text:p/>
          </draw:image>
        </draw:frame>
        <presentation:notes draw:style-name="dp2">
          <draw:page-thumbnail draw:name="Google Shape;51;g57a8c879c3_0_49:notes" draw:style-name="gr2" draw:layer="layout" svg:width="16.932cm" svg:height="9.524cm" svg:x="1.059cm" svg:y="1.905cm" draw:page-number="1" presentation:class="page"/>
          <draw:frame draw:name="Google Shape;52;g57a8c879c3_0_49:notes" presentation:style-name="pr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59;p14" draw:style-name="gr1" draw:text-style-name="P1" draw:layer="layout" svg:width="50.799cm" svg:height="28.586cm" svg:x="0cm" svg:y="0cm">
          <draw:image xlink:href="Pictures/10000201000009C40000057FCD8EF8A8BCA375B1.png" xlink:type="simple" xlink:show="embed" xlink:actuate="onLoad">
            <text:p/>
          </draw:image>
        </draw:frame>
        <presentation:notes draw:style-name="dp2">
          <draw:page-thumbnail draw:name="Google Shape;56;g57a8c879c3_0_1:notes" draw:style-name="gr2" draw:layer="layout" svg:width="16.932cm" svg:height="9.524cm" svg:x="1.059cm" svg:y="1.905cm" draw:page-number="2" presentation:class="page"/>
          <draw:frame draw:name="Google Shape;57;g57a8c879c3_0_1:notes" presentation:style-name="pr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64;p15" draw:style-name="gr1" draw:text-style-name="P1" draw:layer="layout" svg:width="50.799cm" svg:height="28.586cm" svg:x="0cm" svg:y="0cm">
          <draw:image xlink:href="Pictures/10000201000009C40000057F52484C85B061ED1B.png" xlink:type="simple" xlink:show="embed" xlink:actuate="onLoad">
            <text:p/>
          </draw:image>
        </draw:frame>
        <presentation:notes draw:style-name="dp2">
          <draw:page-thumbnail draw:name="Google Shape;61;g57a8c879c3_0_5:notes" draw:style-name="gr2" draw:layer="layout" svg:width="16.932cm" svg:height="9.524cm" svg:x="1.059cm" svg:y="1.905cm" draw:page-number="3" presentation:class="page"/>
          <draw:frame draw:name="Google Shape;62;g57a8c879c3_0_5:notes" presentation:style-name="pr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69;p16" draw:style-name="gr1" draw:text-style-name="P1" draw:layer="layout" svg:width="50.799cm" svg:height="28.586cm" svg:x="0cm" svg:y="0cm">
          <draw:image xlink:href="Pictures/10000201000009C40000057FB5FD9CB9EFA4A0BE.png" xlink:type="simple" xlink:show="embed" xlink:actuate="onLoad">
            <text:p/>
          </draw:image>
        </draw:frame>
        <presentation:notes draw:style-name="dp2">
          <draw:page-thumbnail draw:name="Google Shape;66;g57a8c879c3_0_9:notes" draw:style-name="gr2" draw:layer="layout" svg:width="16.932cm" svg:height="9.524cm" svg:x="1.059cm" svg:y="1.905cm" draw:page-number="4" presentation:class="page"/>
          <draw:frame draw:name="Google Shape;67;g57a8c879c3_0_9:notes" presentation:style-name="pr4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74;p17" draw:style-name="gr1" draw:text-style-name="P1" draw:layer="layout" svg:width="50.799cm" svg:height="28.586cm" svg:x="0cm" svg:y="0cm">
          <draw:image xlink:href="Pictures/10000201000009C40000057FFC53AF88FC1C7DEA.png" xlink:type="simple" xlink:show="embed" xlink:actuate="onLoad">
            <text:p/>
          </draw:image>
        </draw:frame>
        <presentation:notes draw:style-name="dp2">
          <draw:page-thumbnail draw:name="Google Shape;71;g57a8c879c3_0_13:notes" draw:style-name="gr2" draw:layer="layout" svg:width="16.932cm" svg:height="9.524cm" svg:x="1.059cm" svg:y="1.905cm" draw:page-number="5" presentation:class="page"/>
          <draw:frame draw:name="Google Shape;72;g57a8c879c3_0_13:notes" presentation:style-name="pr5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79;p18" draw:style-name="gr1" draw:text-style-name="P1" draw:layer="layout" svg:width="50.799cm" svg:height="28.586cm" svg:x="0cm" svg:y="0cm">
          <draw:image xlink:href="Pictures/10000201000009C40000057F643CD8763E436482.png" xlink:type="simple" xlink:show="embed" xlink:actuate="onLoad">
            <text:p/>
          </draw:image>
        </draw:frame>
        <presentation:notes draw:style-name="dp2">
          <draw:page-thumbnail draw:name="Google Shape;76;g57a8c879c3_0_17:notes" draw:style-name="gr2" draw:layer="layout" svg:width="16.932cm" svg:height="9.524cm" svg:x="1.059cm" svg:y="1.905cm" draw:page-number="6" presentation:class="page"/>
          <draw:frame draw:name="Google Shape;77;g57a8c879c3_0_17:notes" presentation:style-name="pr6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84;p19" draw:style-name="gr1" draw:text-style-name="P1" draw:layer="layout" svg:width="50.799cm" svg:height="28.586cm" svg:x="0cm" svg:y="0cm">
          <draw:image xlink:href="Pictures/10000201000009C40000057F0708A57D31EA8DF0.png" xlink:type="simple" xlink:show="embed" xlink:actuate="onLoad">
            <text:p/>
          </draw:image>
        </draw:frame>
        <presentation:notes draw:style-name="dp2">
          <draw:page-thumbnail draw:name="Google Shape;81;g57a8c879c3_0_21:notes" draw:style-name="gr2" draw:layer="layout" svg:width="16.932cm" svg:height="9.524cm" svg:x="1.059cm" svg:y="1.905cm" draw:page-number="7" presentation:class="page"/>
          <draw:frame draw:name="Google Shape;82;g57a8c879c3_0_21:notes" presentation:style-name="pr7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89;p20" draw:style-name="gr1" draw:text-style-name="P1" draw:layer="layout" svg:width="50.799cm" svg:height="28.586cm" svg:x="0cm" svg:y="0cm">
          <draw:image xlink:href="Pictures/10000201000009C40000057FAB31C2F824AA0AF1.png" xlink:type="simple" xlink:show="embed" xlink:actuate="onLoad">
            <text:p/>
          </draw:image>
        </draw:frame>
        <presentation:notes draw:style-name="dp2">
          <draw:page-thumbnail draw:name="Google Shape;86;g57a8c879c3_0_25:notes" draw:style-name="gr2" draw:layer="layout" svg:width="16.932cm" svg:height="9.524cm" svg:x="1.059cm" svg:y="1.905cm" draw:page-number="8" presentation:class="page"/>
          <draw:frame draw:name="Google Shape;87;g57a8c879c3_0_25:notes" presentation:style-name="pr8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" presentation:presentation-page-layout-name="AL1T0">
        <draw:frame draw:name="Google Shape;94;p21" draw:style-name="gr1" draw:text-style-name="P1" draw:layer="layout" svg:width="50.799cm" svg:height="28.586cm" svg:x="0cm" svg:y="0cm">
          <draw:image xlink:href="Pictures/10000201000009C40000057FBD91C2207B997DD3.png" xlink:type="simple" xlink:show="embed" xlink:actuate="onLoad">
            <text:p/>
          </draw:image>
        </draw:frame>
        <presentation:notes draw:style-name="dp2">
          <draw:page-thumbnail draw:name="Google Shape;91;g57a8c879c3_0_29:notes" draw:style-name="gr2" draw:layer="layout" svg:width="16.932cm" svg:height="9.524cm" svg:x="1.059cm" svg:y="1.905cm" draw:page-number="9" presentation:class="page"/>
          <draw:frame draw:name="Google Shape;92;g57a8c879c3_0_29:notes" presentation:style-name="pr9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" presentation:presentation-page-layout-name="AL1T0">
        <draw:frame draw:name="Google Shape;99;p22" draw:style-name="gr1" draw:text-style-name="P1" draw:layer="layout" svg:width="50.799cm" svg:height="28.586cm" svg:x="0cm" svg:y="0cm">
          <draw:image xlink:href="Pictures/10000201000009C40000057F9323BCDF3E32BC51.png" xlink:type="simple" xlink:show="embed" xlink:actuate="onLoad">
            <text:p/>
          </draw:image>
        </draw:frame>
        <presentation:notes draw:style-name="dp2">
          <draw:page-thumbnail draw:name="Google Shape;96;g57a8c879c3_0_33:notes" draw:style-name="gr2" draw:layer="layout" svg:width="16.932cm" svg:height="9.524cm" svg:x="1.059cm" svg:y="1.905cm" draw:page-number="10" presentation:class="page"/>
          <draw:frame draw:name="Google Shape;97;g57a8c879c3_0_33:notes" presentation:style-name="pr10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" presentation:presentation-page-layout-name="AL1T0">
        <draw:frame draw:name="Google Shape;104;p23" draw:style-name="gr1" draw:text-style-name="P1" draw:layer="layout" svg:width="50.799cm" svg:height="28.586cm" svg:x="0cm" svg:y="0cm">
          <draw:image xlink:href="Pictures/10000201000009C40000057F18C7D5CEC64E1FC9.png" xlink:type="simple" xlink:show="embed" xlink:actuate="onLoad">
            <text:p/>
          </draw:image>
        </draw:frame>
        <presentation:notes draw:style-name="dp2">
          <draw:page-thumbnail draw:name="Google Shape;101;g57a8c879c3_0_37:notes" draw:style-name="gr2" draw:layer="layout" svg:width="16.932cm" svg:height="9.524cm" svg:x="1.059cm" svg:y="1.905cm" draw:page-number="11" presentation:class="page"/>
          <draw:frame draw:name="Google Shape;102;g57a8c879c3_0_37:notes" presentation:style-name="pr11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" presentation:presentation-page-layout-name="AL1T0">
        <draw:frame draw:name="Google Shape;109;p24" draw:style-name="gr1" draw:text-style-name="P1" draw:layer="layout" svg:width="50.799cm" svg:height="28.586cm" svg:x="0cm" svg:y="-0.012cm">
          <draw:image xlink:href="Pictures/10000201000009C40000057F7A7B36DC14F47348.png" xlink:type="simple" xlink:show="embed" xlink:actuate="onLoad">
            <text:p/>
          </draw:image>
        </draw:frame>
        <presentation:notes draw:style-name="dp2">
          <draw:page-thumbnail draw:name="Google Shape;106;g57a8c879c3_0_41:notes" draw:style-name="gr2" draw:layer="layout" svg:width="16.932cm" svg:height="9.524cm" svg:x="1.059cm" svg:y="1.905cm" draw:page-number="12" presentation:class="page"/>
          <draw:frame draw:name="Google Shape;107;g57a8c879c3_0_41:notes" presentation:style-name="pr12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" presentation:presentation-page-layout-name="AL1T0">
        <draw:frame draw:name="Google Shape;114;p25" draw:style-name="gr1" draw:text-style-name="P1" draw:layer="layout" svg:width="50.799cm" svg:height="28.586cm" svg:x="0cm" svg:y="0cm">
          <draw:image xlink:href="Pictures/10000201000009C40000057F54759AB299BD4E69.png" xlink:type="simple" xlink:show="embed" xlink:actuate="onLoad">
            <text:p/>
          </draw:image>
        </draw:frame>
        <presentation:notes draw:style-name="dp2">
          <draw:page-thumbnail draw:name="Google Shape;111;g57a8c879c3_0_45:notes" draw:style-name="gr2" draw:layer="layout" svg:width="16.932cm" svg:height="9.524cm" svg:x="1.059cm" svg:y="1.905cm" draw:page-number="13" presentation:class="page"/>
          <draw:frame draw:name="Google Shape;112;g57a8c879c3_0_45:notes" presentation:style-name="pr13" draw:text-style-name="P2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0.8cm" fo:page-height="28.5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6.573cm" fo:padding-top="0.508cm" fo:padding-bottom="0.508cm" fo:padding-left="0.508cm" fo:padding-right="0.508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47.336cm" svg:height="11.402cm" svg:x="1.732cm" svg:y="4.137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3.047cm" svg:height="2.186cm" svg:x="47.069cm" svg:y="25.907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45.719cm" svg:height="16.572cm" svg:x="2.54cm" svg:y="6.686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8"/>
    <meta:generator>LibreOfficeDev/6.0.5.2$Linux_X86_64 LibreOffice_project/</meta:generator>
  </office:meta>
</office:document-meta>
</file>